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aaf" officeooo:paragraph-rsid="00099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ree Data Science Books !</text:p>
      <text:p text:style-name="P1"/>
      <text:p text:style-name="P1">1-The Elements of Statistical Learning</text:p>
      <text:p text:style-name="P1">https://lnkd.in/gd-PpCa</text:p>
      <text:p text:style-name="P1"><text:s/></text:p>
      <text:p text:style-name="P1">2-Introductory Time Series with R</text:p>
      <text:p text:style-name="P1">https://lnkd.in/gemsHzv</text:p>
      <text:p text:style-name="P1"><text:s/></text:p>
      <text:p text:style-name="P1">3-A Beginner’s Guide to R</text:p>
      <text:p text:style-name="P1">https://lnkd.in/gwQ6m_B</text:p>
      <text:p text:style-name="P1"><text:s text:c="2"/></text:p>
      <text:p text:style-name="P1">4-Data Structures and Algorithms with Python</text:p>
      <text:p text:style-name="P1">https://lnkd.in/g9_djwr</text:p>
      <text:p text:style-name="P1"><text:s/></text:p>
      <text:p text:style-name="P1">5-Introduction to Statistics and Data Analysis</text:p>
      <text:p text:style-name="P1">https://lnkd.in/gUUJMCj</text:p>
      <text:p text:style-name="P1"><text:s/></text:p>
      <text:p text:style-name="P1">6-Principles of Data Mining</text:p>
      <text:p text:style-name="P1">https://lnkd.in/gMgmc-P</text:p>
      <text:p text:style-name="P1"><text:s/></text:p>
      <text:p text:style-name="P1">7-Computer Vision</text:p>
      <text:p text:style-name="P1">https://lnkd.in/gftqxf9</text:p>
      <text:p text:style-name="P1"><text:s/></text:p>
      <text:p text:style-name="P1">8-Data Mining</text:p>
      <text:p text:style-name="P1">https://lnkd.in/gJ6iugA</text:p>
      <text:p text:style-name="P1"><text:s/></text:p>
      <text:p text:style-name="P1">9-Robotics, Vision and Control</text:p>
      <text:p text:style-name="P1">https://lnkd.in/gq-q9i5</text:p>
      <text:p text:style-name="P1"><text:s/></text:p>
      <text:p text:style-name="P1">10-Statistical Analysis and Data Display</text:p>
      <text:p text:style-name="P1">https://lnkd.in/grCNSYq</text:p>
      <text:p text:style-name="P1"><text:s/></text:p>
      <text:p text:style-name="P1">11-Statistics and Data Analysis for Financial Engineering</text:p>
      <text:p text:style-name="P1">https://lnkd.in/gRn8zWd</text:p>
      <text:p text:style-name="P1"><text:s/></text:p>
      <text:p text:style-name="P1">12-Stochastic Processes and Calculus</text:p>
      <text:p text:style-name="P1">https://lnkd.in/gnWaWW6</text:p>
      <text:p text:style-name="P1"/>
      <text:p text:style-name="P1">13Statistical Analysis of Clinical Data on a Pocket Calculator</text:p>
      <text:p text:style-name="P1">https://lnkd.in/gM7VCgG</text:p>
      <text:p text:style-name="P1"/>
      <text:p text:style-name="P1">14-Clinical Data Analysis on a Pocket Calculator</text:p>
      <text:p text:style-name="P1">https://lnkd.in/gvxBvg6</text:p>
      <text:p text:style-name="P1"/>
      <text:p text:style-name="P1">15-The Data Science Design Manual</text:p>
      <text:p text:style-name="P1">https://lnkd.in/gKxgaRD</text:p>
      <text:p text:style-name="P1"/>
      <text:p text:style-name="P1">16-An Introduction to Machine Learning</text:p>
      <text:p text:style-name="P1">https://lnkd.in/gykPC2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2:18:37.510777186</meta:creation-date>
    <dc:date>2020-05-06T12:19:06.843577370</dc:date>
    <meta:editing-duration>PT29S</meta:editing-duration>
    <meta:editing-cycles>1</meta:editing-cycles>
    <meta:document-statistic meta:table-count="0" meta:image-count="0" meta:object-count="0" meta:page-count="1" meta:paragraph-count="44" meta:word-count="102" meta:character-count="992" meta:non-whitespace-character-count="911"/>
    <meta:generator>LibreOffice/5.1.6.2$Linux_X86_64 LibreOffice_project/10m0$Build-2</meta:generator>
  </office:meta>
</office:document-meta>
</file>